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svg:stroke-color="#0000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width="0.102cm" svg:stroke-color="#0000ff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3.81cm" svg:x="8.89cm" svg:y="1.635cm">
          <text:p text:style-name="P1">Pulling</text:p>
          <text:p text:style-name="P1">Gitbli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" draw:id="id1" draw:layer="layout" svg:width="3.175cm" svg:height="3.175cm" svg:x="2.27cm" svg:y="7.985cm">
          <text:p text:style-name="P1">Origin </text:p>
          <text:p text:style-name="P1">Gitblit 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3.175cm" svg:height="3.175cm" svg:x="6.927cm" svg:y="7.985cm">
          <text:p text:style-name="P1">Origin</text:p>
          <text:p text:style-name="P1">Gitblit 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3.175cm" svg:height="3.175cm" svg:x="11.583cm" svg:y="7.985cm">
          <text:p text:style-name="P1">Origin</text:p>
          <text:p text:style-name="P1">Gitblit C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5" draw:id="id5" draw:layer="layout" svg:width="3.175cm" svg:height="3.175cm" svg:x="16.24cm" svg:y="7.985cm">
          <text:p text:style-name="P1">Origin</text:p>
          <text:p text:style-name="P1">Gitblit 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curve" svg:x1="3.858cm" svg:y1="7.985cm" svg:x2="8.89cm" svg:y2="3.54cm" draw:start-shape="id1" draw:start-glue-point="5" draw:end-shape="id2" draw:end-glue-point="6" svg:d="m3858 7985c0-2964 1677-4445 5032-4445">
          <text:p/>
        </draw:connector>
        <draw:connector draw:style-name="gr3" draw:text-style-name="P1" draw:layer="layout" draw:type="curve" svg:x1="8.515cm" svg:y1="7.985cm" svg:x2="10.795cm" svg:y2="5.445cm" draw:start-shape="id3" draw:start-glue-point="5" draw:end-shape="id2" draw:end-glue-point="7" svg:d="m8515 7985c0-1905 2280-635 2280-2540">
          <text:p/>
        </draw:connector>
        <draw:connector draw:style-name="gr3" draw:text-style-name="P1" draw:layer="layout" draw:type="curve" svg:x1="13.171cm" svg:y1="7.985cm" svg:x2="10.795cm" svg:y2="5.445cm" draw:start-shape="id4" draw:start-glue-point="5" draw:end-shape="id2" draw:end-glue-point="7" svg:d="m13171 7985c0-1905-2376-635-2376-2540">
          <text:p/>
        </draw:connector>
        <draw:connector draw:style-name="gr3" draw:text-style-name="P1" draw:layer="layout" draw:type="curve" svg:x1="17.828cm" svg:y1="7.985cm" svg:x2="12.7cm" svg:y2="3.54cm" draw:start-shape="id5" draw:start-glue-point="5" draw:end-shape="id2" draw:end-glue-point="8" svg:d="m17828 7985c0-2964-1709-4445-5128-4445">
          <text:p/>
        </draw:connector>
        <draw:custom-shape draw:style-name="gr1" draw:text-style-name="P1" xml:id="id7" draw:id="id7" draw:layer="layout" svg:width="3.81cm" svg:height="3.81cm" svg:x="5.445cm" svg:y="13.7cm">
          <text:p text:style-name="P1">Mirror</text:p>
          <text:p text:style-name="P1">Gitbli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6" draw:id="id6" draw:layer="layout" svg:width="3.81cm" svg:height="3.81cm" svg:x="12.43cm" svg:y="13.7cm">
          <text:p text:style-name="P1">Origin</text:p>
          <text:p text:style-name="P1">Gitbli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curve" svg:x1="12.43cm" svg:y1="15.605cm" svg:x2="9.255cm" svg:y2="15.605cm" draw:start-shape="id6" draw:start-glue-point="6" draw:end-shape="id7" draw:end-glue-point="8" svg:d="m12430 15605h-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Moger</meta:initial-creator>
    <meta:creation-date>2011-09-27T08:47:53.70</meta:creation-date>
    <dc:date>2011-09-27T09:17:39.13</dc:date>
    <dc:creator>James Moger</dc:creator>
    <meta:editing-duration>PT14M35S</meta:editing-duration>
    <meta:editing-cycles>1</meta:editing-cycles>
    <meta:document-statistic meta:object-count="12"/>
    <meta:generator>LibreOffice/3.3$Win32 LibreOffice_project/330m19$Build-8</meta:generator>
  </office:meta>
</office:document-meta>
</file>